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gradient" draw:fill-gradient-name="Very_20_soft_20_grey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808080" draw:marker-start-width="0.275cm" draw:marker-end-width="0.275cm" draw:fill="gradient" draw:fill-gradient-name="Very_20_soft_20_grey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808080" draw:marker-start-width="0.275cm" draw:marker-end-width="0.275cm" draw:fill="gradient" draw:fill-gradient-name="Soft_20_Yellow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3cm" svg:height="1cm" svg:x="0.1cm" svg:y="0.1cm">
          <text:p text:style-name="P1"><text:span text:style-name="T1">PhD stud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cm" svg:height="1cm" svg:x="7.6cm" svg:y="0.1cm">
          <text:p text:style-name="P1"><text:span text:style-name="T1">Advis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cm" svg:height="1cm" svg:x="14.6cm" svg:y="0.1cm">
          <text:p text:style-name="P1"><text:span text:style-name="T1">Journal edi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2" draw:layer="layout" svg:width="1cm" svg:height="8cm" svg:x="1.1cm" svg:y="2.1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cm" svg:height="8cm" svg:x="8.6cm" svg:y="2.1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cm" svg:height="8cm" svg:x="15.6cm" svg:y="2.1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.6cm" svg:y1="3.1cm" svg:x2="8.1cm" svg:y2="3.1cm">
          <text:p text:style-name="P3"/>
        </draw:line>
        <draw:line draw:style-name="gr3" draw:text-style-name="P2" draw:layer="layout" svg:x1="8.1cm" svg:y1="4.1cm" svg:x2="2.6cm" svg:y2="4.1cm">
          <text:p text:style-name="P3"/>
        </draw:line>
        <draw:custom-shape draw:style-name="gr4" draw:text-style-name="P2" draw:layer="layout" svg:width="1cm" svg:height="7cm" svg:x="1.6cm" svg:y="2.6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cm" svg:height="6.5cm" svg:x="8.1cm" svg:y="3.1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.6cm" svg:y1="5.1cm" svg:x2="8.1cm" svg:y2="5.1cm">
          <text:p text:style-name="P3"/>
        </draw:line>
        <draw:line draw:style-name="gr3" draw:text-style-name="P2" draw:layer="layout" svg:x1="8.1cm" svg:y1="6.1cm" svg:x2="2.6cm" svg:y2="6.1cm">
          <text:p text:style-name="P3"/>
        </draw:line>
        <draw:line draw:style-name="gr3" draw:text-style-name="P2" draw:layer="layout" svg:x1="2.6cm" svg:y1="7.1cm" svg:x2="15.1cm" svg:y2="7.1cm">
          <text:p text:style-name="P3"/>
        </draw:line>
        <draw:custom-shape draw:style-name="gr4" draw:text-style-name="P2" draw:layer="layout" svg:width="1cm" svg:height="1.5cm" svg:x="15.1cm" svg:y="7.1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5.1cm" svg:y1="8.1cm" svg:x2="2.6cm" svg:y2="8.1cm">
          <text:p text:style-name="P3"/>
        </draw:line>
        <draw:line draw:style-name="gr3" draw:text-style-name="P2" draw:layer="layout" svg:x1="2.6cm" svg:y1="9.1cm" svg:x2="8.1cm" svg:y2="9.1cm">
          <text:p text:style-name="P3"/>
        </draw:line>
        <draw:frame draw:style-name="gr5" draw:text-style-name="P3" draw:layer="layout" svg:width="1.789cm" svg:height="0.662cm" svg:x="3.522cm" svg:y="2.538cm">
          <draw:text-box>
            <text:p text:style-name="P3">1. draft</text:p>
          </draw:text-box>
        </draw:frame>
        <draw:frame draw:style-name="gr5" draw:text-style-name="P3" draw:layer="layout" svg:width="3.906cm" svg:height="0.662cm" svg:x="3.522cm" svg:y="3.538cm">
          <draw:text-box>
            <text:p text:style-name="P3">2. harsh comments</text:p>
          </draw:text-box>
        </draw:frame>
        <draw:frame draw:style-name="gr5" draw:text-style-name="P3" draw:layer="layout" svg:width="2.979cm" svg:height="0.662cm" svg:x="3.522cm" svg:y="4.538cm">
          <draw:text-box>
            <text:p text:style-name="P3">3. better draft</text:p>
          </draw:text-box>
        </draw:frame>
        <draw:frame draw:style-name="gr5" draw:text-style-name="P3" draw:layer="layout" svg:width="3.906cm" svg:height="0.662cm" svg:x="3.522cm" svg:y="5.538cm">
          <draw:text-box>
            <text:p text:style-name="P3">4. harsh comments</text:p>
          </draw:text-box>
        </draw:frame>
        <draw:frame draw:style-name="gr5" draw:text-style-name="P3" draw:layer="layout" svg:width="2.809cm" svg:height="0.662cm" svg:x="10.823cm" svg:y="6.538cm">
          <draw:text-box>
            <text:p text:style-name="P3">5.submission</text:p>
          </draw:text-box>
        </draw:frame>
        <draw:frame draw:style-name="gr5" draw:text-style-name="P3" draw:layer="layout" svg:width="3.177cm" svg:height="0.662cm" svg:x="10.823cm" svg:y="7.538cm">
          <draw:text-box>
            <text:p text:style-name="P3">6. strong reject</text:p>
          </draw:text-box>
        </draw:frame>
        <draw:frame draw:style-name="gr5" draw:text-style-name="P3" draw:layer="layout" svg:width="2.449cm" svg:height="0.662cm" svg:x="3.522cm" svg:y="8.538cm">
          <draw:text-box>
            <text:p text:style-name="P3">7. quit PhD</text:p>
          </draw:text-box>
        </draw:frame>
        <draw:connector draw:style-name="gr6" draw:text-style-name="P2" draw:layer="layout" svg:x1="1.599cm" svg:y1="1.1cm" svg:x2="1.599cm" svg:y2="2.1cm" draw:start-shape="id1" draw:start-glue-point="6" draw:end-shape="id2" draw:end-glue-point="4">
          <text:p text:style-name="P3"/>
        </draw:connector>
        <draw:connector draw:style-name="gr6" draw:text-style-name="P2" draw:layer="layout" svg:x1="9.1cm" svg:y1="1.1cm" svg:x2="9.1cm" svg:y2="2.1cm">
          <text:p text:style-name="P3"/>
        </draw:connector>
        <draw:connector draw:style-name="gr6" draw:text-style-name="P2" draw:layer="layout" svg:x1="16.1cm" svg:y1="1.1cm" svg:x2="16.1cm" svg:y2="2.1cm">
          <text:p text:style-name="P3"/>
        </draw:connector>
        <draw:connector draw:style-name="gr6" draw:text-style-name="P2" draw:layer="layout" svg:x1="1.6cm" svg:y1="10.1cm" svg:x2="1.6cm" svg:y2="11.1cm">
          <text:p text:style-name="P3"/>
        </draw:connector>
        <draw:connector draw:style-name="gr6" draw:text-style-name="P2" draw:layer="layout" svg:x1="9.1cm" svg:y1="10.1cm" svg:x2="9.1cm" svg:y2="11.1cm">
          <text:p text:style-name="P3"/>
        </draw:connector>
        <draw:connector draw:style-name="gr6" draw:text-style-name="P2" draw:layer="layout" svg:x1="16.1cm" svg:y1="10.1cm" svg:x2="16.1cm" svg:y2="11.1cm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oft_20_Yellow" draw:display-name="Soft Yellow" draw:style="linear" draw:start-color="#ffffff" draw:end-color="#ffff99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cm" fo:page-height="11.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7-05-10T10:10:50</meta:creation-date>
    <dc:creator>Julien Ponge</dc:creator>
    <dc:date>2008-03-25T09:59:52</dc:date>
    <meta:editing-cycles>4</meta:editing-cycles>
    <meta:editing-duration>PT12M49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